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BOM_ArduDAQ_2024-10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1000UF/6.3V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SMD_BD8.0-L8.3-W8.3-LS9.7-FD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06" calcext:value-type="currency">
            <text:p>0.006 €</text:p>
          </table:table-cell>
        </table:table-row>
        <table:table-row table:style-name="ro1">
          <table:table-cell office:value-type="string" calcext:value-type="string">
            <text:p>1n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6" calcext:value-type="currency">
            <text:p>0.006 €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FUSE-SMD_L3.5-W1.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3" calcext:value-type="currency">
            <text:p>0.033 €</text:p>
          </table:table-cell>
        </table:table-row>
        <table:table-row table:style-name="ro1">
          <table:table-cell office:value-type="string" calcext:value-type="string">
            <text:p>LED-0603_R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0603_RE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9" calcext:value-type="currency">
            <text:p>0.019 €</text:p>
          </table:table-cell>
        </table:table-row>
        <table:table-row table:style-name="ro1">
          <table:table-cell office:value-type="string" calcext:value-type="string">
            <text:p>10k 0.1%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058" calcext:value-type="currency">
            <text:p>0.006 €</text:p>
          </table:table-cell>
        </table:table-row>
        <table:table-row table:style-name="ro1">
          <table:table-cell office:value-type="string" calcext:value-type="string">
            <text:p>1k 0.1%</text:p>
          </table:table-cell>
          <table:table-cell office:value-type="string" calcext:value-type="string">
            <text:p>R5,R7,R8,R9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58" calcext:value-type="currency">
            <text:p>0.058 €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6,R12,R13,R14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04" calcext:value-type="currency">
            <text:p>0.004 €</text:p>
          </table:table-cell>
        </table:table-row>
        <table:table-row table:style-name="ro1">
          <table:table-cell table:style-name="ce1" office:value-type="string" calcext:value-type="string">
            <text:p>330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8" calcext:value-type="currency">
            <text:p>0.058 €</text:p>
          </table:table-cell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8" calcext:value-type="currency">
            <text:p>0.058 €</text:p>
          </table:table-cell>
        </table:table-row>
        <table:table-row table:style-name="ro1">
          <table:table-cell office:value-type="string" calcext:value-type="string">
            <text:p>DS18B20+T&amp;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92-3_L4.9-W3.7-P2.54-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1" calcext:value-type="currency">
            <text:p>0.310 €</text:p>
          </table:table-cell>
        </table:table-row>
        <table:table-row table:style-name="ro1">
          <table:table-cell office:value-type="string" calcext:value-type="string">
            <text:p>ACS712ELCTR-05B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P-8_L4.9-W3.9-P1.27-LS6.0-B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58" calcext:value-type="currency">
            <text:p>0.958 €</text:p>
          </table:table-cell>
        </table:table-row>
        <table:table-row table:style-name="ro1">
          <table:table-cell office:value-type="string" calcext:value-type="string">
            <text:p>ADS1115IDGSR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SOP-10_L3.0-W3.0-P0.50-LS5.0-B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88" calcext:value-type="currency">
            <text:p>0.988 €</text:p>
          </table:table-cell>
        </table:table-row>
        <table:table-row table:style-name="ro1">
          <table:table-cell office:value-type="string" calcext:value-type="string">
            <text:p>KF350-3.5-10P Connector</text:p>
          </table:table-cell>
          <table:table-cell office:value-type="string" calcext:value-type="string">
            <text:p>U5,U9</text:p>
          </table:table-cell>
          <table:table-cell office:value-type="string" calcext:value-type="string">
            <text:p>CONN-TH_3P-P3.50_KF350-3.5-10P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38" calcext:value-type="currency">
            <text:p>0.138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.400 €</text:p>
          </table:table-cell>
        </table:table-row>
        <table:table-row table:style-name="ro1">
          <table:table-cell office:value-type="string" calcext:value-type="string">
            <text:p>Shield header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currency" office:currency="EUR" office:value="0.05" calcext:value-type="currency">
            <text:p>0.05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3" number:min-decimal-places="3" number:min-integer-digits="1" number:grouping="true"/>
      <number:text> </number:text>
      <number:currency-symbol number:language="sl" number:country="SI">€</number:currency-symbol>
    </number:currency-style>
    <number:currency-style style:name="N10122" number:language="en" number:country="U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sl" number:country="SI">€</number:currency-symbol>
      <style:map style:condition="value()&gt;=0" style:apply-style-name="N10122P0"/>
    </number:currency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23:44:33.599000543</dc:date>
    <meta:editing-duration>PT10M14S</meta:editing-duration>
    <meta:editing-cycles>3</meta:editing-cycles>
    <meta:generator>LibreOffice/7.3.7.2$Linux_X86_64 LibreOffice_project/30$Build-2</meta:generator>
    <meta:document-statistic meta:table-count="1" meta:cell-count="80" meta:object-count="0"/>
  </office:meta>
</office:document-meta>
</file>